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7cm" svg:height="9.004cm" svg:x="9.334cm" svg:y="0.319cm">
            <draw:object draw:notify-on-update-of-ranges="Tabelle1.C2:Tabelle1.C5 Tabelle1.D2:Tabelle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ate Winslet <text:s/>(* 1975)</text:p>
          </table:table-cell>
          <table:table-cell/>
          <table:table-cell office:value-type="string" calcext:value-type="string">
            <text:p>Filme pro Jahrz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90-1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0-20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0-2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2020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.00.0000</text:date>, <text:time style:data-style-name="N2" text:time-value="07:37:26.50769665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1:29.209022674</meta:creation-date>
    <dc:date>2025-12-07T07:38:01.492803232</dc:date>
    <meta:editing-duration>PT5M21S</meta:editing-duration>
    <meta:editing-cycles>7</meta:editing-cycles>
    <meta:generator>LibreOffice/25.8.1.1$Linux_X86_64 LibreOffice_project/580$Build-1</meta:generator>
    <meta:document-statistic meta:table-count="1" meta:cell-count="1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924cm" svg:y="4.203cm" style:legend-expansion="high" chart:style-name="ch2"/>
        <chart:plot-area chart:style-name="ch3" svg:x="0.319cm" svg:y="0.18cm" svg:width="13.286cm" svg:height="8.645cm">
          <chart:coordinate-region svg:x="0.953cm" svg:y="0.38cm" svg:width="12.652cm" svg:height="7.798cm"/>
          <chart:axis chart:dimension="x" chart:name="primary-x" chart:style-name="ch4" chartooo:axis-type="auto">
            <chartooo:date-scale/>
            <chart:categories table:cell-range-address="Tabelle1.C2:Tabelle1.C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D2:Tabelle1.D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990-1999</text:p>
                <draw:g>
                  <svg:desc>Tabelle1.C2:Tabelle1.C5</svg:desc>
                </draw:g>
              </table:table-cell>
              <table:table-cell office:value-type="float" office:value="14">
                <text:p>14</text:p>
                <draw:g>
                  <svg:desc>Tabelle1.D2:Tabelle1.D5</svg:desc>
                </draw:g>
              </table:table-cell>
            </table:table-row>
            <table:table-row>
              <table:table-cell office:value-type="string">
                <text:p>2000-20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0-20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